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25.98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11"/>
          <table:table-cell office:value-type="string" calcext:value-type="string">
            <text:p>Abhishek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etbeans setup struts first app</text:p>
          </table:table-cell>
          <table:table-cell table:style-name="ce2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reshma same</text:p>
          </table:table-cell>
          <table:table-cell table:number-columns-repeated="11"/>
          <table:table-cell office:value-type="string" calcext:value-type="string">
            <text:p>Reshma all setup and flow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mplate selection</text:p>
          </table:table-cell>
          <table:table-cell table:style-name="ce3" table:number-columns-repeated="2"/>
          <table:table-cell table:number-columns-repeated="9"/>
          <table:table-cell office:value-type="string" calcext:value-type="string">
            <text:p>Python sql some way or csv or insert statements etc.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ll entry form</text:p>
          </table:table-cell>
          <table:table-cell table:style-name="ce3" table:number-columns-repeated="2"/>
          <table:table-cell table:number-columns-repeated="9"/>
          <table:table-cell office:value-type="string" calcext:value-type="string">
            <text:p>JDBC connection netbeans pojo class or some mod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air the work in sheets here</text:p>
          </table:table-cell>
          <table:table-cell table:style-name="ce2" table:number-columns-repeated="2"/>
          <table:table-cell table:number-columns-repeated="9"/>
          <table:table-cell office:value-type="string" calcext:value-type="string">
            <text:p>How to contribute to same sql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>
            <text:p>decide struts or servlets simple?</text:p>
          </table:table-cell>
          <table:table-cell table:style-name="ce3" table:number-columns-repeated="3"/>
          <table:table-cell table:style-name="ce3" office:value-type="string" calcext:value-type="string">
            <text:p>anyday you can do all with struts only, it can do all servlets work, just use</text:p>
          </table:table-cell>
          <table:table-cell table:style-name="ce3" table:number-columns-repeated="4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>
            <text:p>first few pages</text:p>
          </table:table-cell>
          <table:table-cell table:style-name="ce3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ill database tables dummy dat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ndom genre in master table?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ql dumps daily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eep history on github on a folder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Fill tables today!!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 any co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ith constraints etc.</text:p>
          </table:table-cell>
          <table:table-cell table:number-columns-repeated="1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Doubts now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rate and review a book by a user</text:p>
          </table:table-cell>
          <table:table-cell table:number-columns-repeated="5"/>
          <table:table-cell office:value-type="string" calcext:value-type="string">
            <text:p>insert into authors(authorname) values('Anonymous'); doesnt 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play contact numbers of a user and edit</text:p>
          </table:table-cell>
          <table:table-cell table:number-columns-repeated="5"/>
          <table:table-cell office:value-type="string" calcext:value-type="string">
            <text:p>and authors multiple then!!</text:p>
          </table:table-cell>
          <table:table-cell table:number-columns-repeated="5"/>
          <table:table-cell office:value-type="string" calcext:value-type="string">
            <text:p>pages for each author? Search query by authir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to wish list</text:p>
          </table:table-cell>
          <table:table-cell table:number-columns-repeated="5"/>
          <table:table-cell office:value-type="string" calcext:value-type="string">
            <text:p>and reviews multiple then</text:p>
          </table:table-cell>
          <table:table-cell table:number-columns-repeated="5"/>
          <table:table-cell office:value-type="string" calcext:value-type="string">
            <text:p>add review and rating of a 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 msgs to each other</text:p>
          </table:table-cell>
          <table:table-cell table:number-columns-repeated="5"/>
          <table:table-cell office:value-type="string" calcext:value-type="string">
            <text:p>rating not null hona chye table me</text:p>
          </table:table-cell>
          <table:table-cell table:number-columns-repeated="5"/>
          <table:table-cell table:style-name="ce4" office:value-type="string" calcext:value-type="string">
            <text:p>reviews list with useri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w msgs sent reciwed, read , unread</text:p>
          </table:table-cell>
          <table:table-cell table:number-columns-repeated="5"/>
          <table:table-cell office:value-type="string" calcext:value-type="string">
            <text:p>rating wala constariant</text:p>
          </table:table-cell>
          <table:table-cell office:value-type="string" calcext:value-type="string">
            <text:p><text:s/>anybody can give one rating and exactly one review</text:p>
          </table:table-cell>
          <table:table-cell table:number-columns-repeated="4"/>
          <table:table-cell table:style-name="ce4" office:value-type="string" calcext:value-type="string">
            <text:p>sesison check for prof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 notified when book available physically</text:p>
          </table:table-cell>
          <table:table-cell table:number-columns-repeated="5"/>
          <table:table-cell office:value-type="string" calcext:value-type="string">
            <text:p>atleast one author constraint</text:p>
          </table:table-cell>
          <table:table-cell table:number-columns-repeated="5"/>
          <table:table-cell office:value-type="string" calcext:value-type="string">
            <text:p>add a copy for contribution at the book page</text:p>
          </table:table-cell>
          <table:table-cell table:number-columns-repeated="3"/>
          <table:table-cell office:value-type="string" calcext:value-type="string">
            <text:p>I have to write link for this</text:p>
          </table:table-cell>
        </table:table-row>
        <table:table-row table:style-name="ro1">
          <table:table-cell table:style-name="ce4" office:value-type="string" calcext:value-type="string">
            <text:p>saaj saja of book page and profile page</text:p>
          </table:table-cell>
          <table:table-cell table:style-name="ce4" table:number-columns-repeated="2"/>
          <table:table-cell table:number-columns-repeated="3"/>
          <table:table-cell office:value-type="string" calcext:value-type="string">
            <text:p>what if no review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s of books and users upload left</text:p>
          </table:table-cell>
          <table:table-cell table:number-columns-repeated="11"/>
          <table:table-cell office:value-type="string" calcext:value-type="string">
            <text:p>insert a new book into masterbooks 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riggers for books contributed and books have</text:p>
          </table:table-cell>
          <table:table-cell table:number-columns-repeated="5"/>
          <table:table-cell office:value-type="string" calcext:value-type="string">
            <text:p>and its image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4 stack of book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oks he ow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oks he physicllay has</text:p>
          </table:table-cell>
          <table:table-cell table:number-columns-repeated="16"/>
        </table:table-row>
      </table:table>
      <table:table table:name="allgyan" table:style-name="ta1"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8" table:default-cell-style-name="ce6"/>
        <table:table-column table:style-name="co1" table:number-columns-repeated="2" table:default-cell-style-name="Default"/>
        <table:table-row table:style-name="ro2">
          <table:table-cell table:style-name="ce5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 phone number is compulsory</text:p>
          </table:table-cell>
          <table:table-cell table:style-name="Default" table:number-columns-repeated="12"/>
          <table:table-cell table:number-columns-repeated="2"/>
        </table:table-row>
        <table:table-row table:style-name="ro1" table:number-rows-repeated="2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5"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Decided – all tagged, no common i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ee all complaints of all the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5" office:value-type="string" calcext:value-type="string">
            <text:p>User ca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office:value-type="string" calcext:value-type="string">
            <text:p>will have to cascade delete from everywhere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dit his acco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dit rate and revie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nage his image</text:p>
          </table:table-cell>
          <table:table-cell/>
          <table:table-cell office:value-type="string" calcext:value-type="string">
            <text:p>bad mein</text:p>
          </table:table-cell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  <table:table-cell office:value-type="string" calcext:value-type="string">
            <text:p>do not allow</text:p>
          </table:table-cell>
          <table:table-cell office:value-type="string" calcext:value-type="string">
            <text:p>keep simple</text:p>
          </table:table-cell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2"/>
          <table:table-cell office:value-type="string" calcext:value-type="string">
            <text:p>useless ques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s notified when wish book is available</text:p>
          </table:table-cell>
          <table:table-cell office:value-type="string" calcext:value-type="string">
            <text:p>bad mein</text:p>
          </table:table-cell>
          <table:table-cell/>
          <table:table-cell office:value-type="string" calcext:value-type="string">
            <text:p>what happens in <text:span text:style-name="T1">revoke</text:span>? User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user can also have derived attribute number of books owned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office:value-type="string" calcext:value-type="string">
            <text:p>looks fine</text:p>
          </table:table-cell>
          <table:table-cell table:style-name="Default" table:number-columns-repeated="11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style-name="ce5" office:value-type="string" calcext:value-type="string">
            <text:p>Master books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4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style-name="ce5" office:value-type="string" calcext:value-type="string">
            <text:p>User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viewed by anyon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s he ow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 he h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is info and im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edited by the owner of the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5" office:value-type="string" calcext:value-type="string">
            <text:p>Messages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s whtere the receiver read it!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5" office:value-type="string" calcext:value-type="string">
            <text:p>Book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also shows a table at dow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ph_id</text:p>
          </table:table-cell>
          <table:table-cell office:value-type="string" calcext:value-type="string">
            <text:p>book with</text:p>
          </table:table-cell>
          <table:table-cell office:value-type="string" calcext:value-type="string">
            <text:p>reques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not a link</text:p>
          </table:table-cell>
          <table:table-cell table:number-columns-repeated="2" office:value-type="string" calcext:value-type="string">
            <text:p>lin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cam create a link will se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will show then in requeste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style-name="ce5" office:value-type="string" calcext:value-type="string">
            <text:p>For transaction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You can request a book from some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  <table:table-cell table:number-columns-repeated="2"/>
        </table:table-row>
        <table:table-row table:style-name="ro5">
          <table:table-cell table:style-name="ce7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  <table:table-cell table:number-columns-repeated="2"/>
        </table:table-row>
        <table:table-row table:style-name="ro2" table:number-rows-repeated="3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5" office:value-type="string" calcext:value-type="string">
            <text:p>Moderato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rator verifies new entry for books in master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dles complai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an send msg to produce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dited book info also verify?? - bad mein</text:p>
          </table:table-cell>
          <table:table-cell table:number-columns-repeated="14"/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style-name="ce5" office:value-type="string" calcext:value-type="string">
            <text:p>Table formats roug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sg: fromid, toid, date, msg, statu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ting: mid, rating, review, ui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ster table: mid, et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ysical: physicalid, mid, ownerid, holderid, dateofholding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shlist: uid, mid, dateofwishlist</text:p>
          </table:table-cell>
          <table:table-cell/>
          <table:table-cell table:style-name="Default"/>
          <table:table-cell table:number-columns-repeated="12"/>
        </table:table-row>
        <table:table-row table:style-name="ro4">
          <table:table-cell table:style-name="ce8" office:value-type="string" calcext:value-type="string">
            <text:p>UseR: fname, name, email, entry no, derived as desc in <text:span text:style-name="T1">users can</text:span>, owned books, has books, and unread msg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tory of wishlist? - notified column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compliants? Bad mei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pararte table from mess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plaint directly goes to the next mod in sequence, seq can be a view of mods only from user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 status with the complaint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te of complain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ived attribute days pass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min can see for all mod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s can see for th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th notif for unread complia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sers can see compliants logged histor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14"/>
        </table:table-row>
        <table:table-row table:style-name="ro2" table:number-rows-repeated="17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8:01:36.452557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11T17:58:58.292673538</dc:date>
    <meta:editing-duration>PT11H33M51S</meta:editing-duration>
    <meta:editing-cycles>26</meta:editing-cycles>
    <meta:generator>LibreOffice/4.2.3.3$Linux_X86_64 LibreOffice_project/420m0$Build-3</meta:generator>
    <meta:document-statistic meta:table-count="2" meta:cell-count="182" meta:object-count="0"/>
  </office:meta>
</office:document-meta>
</file>